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"Dual-wielding. You have good tast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"Ooh, you remind me a little of that one
feudal swordsman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"What was his name again? Uhh, Miya...
Myamoto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"Miyamoto... ah, got it! I was thinking of
`Miyamoto Masashi`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Ain't you a little off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"Ah, that definitely looks like a Gashkull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"Perfect. Get ready to engag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"We'll be taking that tusk of yours, I'm afraid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"Holy
Water"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4T17:16:26+01:00</meta:creation-date>
    <dc:date>2020-01-04T17:16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